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FactoryImpl.getPubli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getPub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FactoryImpl.get( Document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FactoryImpl.buildDocument( DocumentFactory map , DocumentIdentifier identifier , int revision , Document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FactoryImpl.createDocument( DocumentFactory map , DocumentIdentifier identifier , int revision , Document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buildItem( Session session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cumentFactoryImpl.get( Publication publication , String area , String uuid , String language , int revi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cumentFactoryImpl.DocumentFactoryImpl( Session session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FactoryImpl.getKey( String webapp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FactoryImpl.isValidDocumentId(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FactoryImpl.getLanguageVersion( Document docu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getIte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isDocument( String webapp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FactoryImpl.getKey( Publication publication , String area , String uuid , String language , int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FactoryImpl.get( Publication publication , String area ,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getPublica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get( DocumentIdentifier iden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FactoryImpl.existsPublica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get( Publication publication , String area , String docum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getAreaVersion( Document document ,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Impl.getLocator( String webapp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umentFactoryImpl.getFromURL( String webapp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